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185" officeooo:paragraph-rsid="001d6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ypominam sobie g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0:51:42.658050713</meta:creation-date>
    <dc:date>2019-06-04T20:52:12.269903423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0.3.2$Linux_X86_64 LibreOffice_project/00m0$Build-2</meta:generator>
  </office:meta>
</office:document-meta>
</file>